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87a8" officeooo:paragraph-rsid="000f87a8"/>
    </style:style>
    <style:style style:name="P2" style:family="paragraph" style:parent-style-name="Standard">
      <style:text-properties officeooo:rsid="0010bf3f" officeooo:paragraph-rsid="0010bf3f"/>
    </style:style>
    <style:style style:name="P3" style:family="paragraph" style:parent-style-name="Standard">
      <style:text-properties officeooo:rsid="0010f1b0" officeooo:paragraph-rsid="0010f1b0"/>
    </style:style>
    <style:style style:name="P4" style:family="paragraph" style:parent-style-name="Standard">
      <style:text-properties officeooo:rsid="0010bf3f" officeooo:paragraph-rsid="0010bf3f"/>
    </style:style>
    <style:style style:name="P5" style:family="paragraph" style:parent-style-name="Standard">
      <style:text-properties officeooo:rsid="0013f0b6" officeooo:paragraph-rsid="0013f0b6"/>
    </style:style>
    <style:style style:name="P6" style:family="paragraph" style:parent-style-name="Standard">
      <style:text-properties officeooo:rsid="000f87a8" officeooo:paragraph-rsid="000f87a8"/>
    </style:style>
    <style:style style:name="P7" style:family="paragraph" style:parent-style-name="Standard">
      <style:text-properties officeooo:rsid="000f87a8" officeooo:paragraph-rsid="0010b230"/>
    </style:style>
    <style:style style:name="P8" style:family="paragraph" style:parent-style-name="Standard">
      <style:text-properties officeooo:rsid="001510ad" officeooo:paragraph-rsid="001510ad"/>
    </style:style>
    <style:style style:name="P9" style:family="paragraph" style:parent-style-name="Standard">
      <style:text-properties officeooo:rsid="00102318" officeooo:paragraph-rsid="00102318"/>
    </style:style>
    <style:style style:name="P10" style:family="paragraph" style:parent-style-name="Standard">
      <style:text-properties officeooo:rsid="0016b685" officeooo:paragraph-rsid="0016b685"/>
    </style:style>
    <style:style style:name="P11" style:family="paragraph" style:parent-style-name="Standard">
      <style:text-properties officeooo:rsid="0010f1b0" officeooo:paragraph-rsid="0010f1b0"/>
    </style:style>
    <style:style style:name="T1" style:family="text">
      <style:text-properties officeooo:rsid="0012489c"/>
    </style:style>
    <style:style style:name="T2" style:family="text">
      <style:text-properties officeooo:rsid="001510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úvidas:</text:p>
      <text:p text:style-name="P1">uso da div</text:p>
      <text:p text:style-name="P1"/>
      <text:p text:style-name="P1">enrolada com altura, largura, espaçamento, disposição</text:p>
      <text:p text:style-name="P1"/>
      <text:p text:style-name="P1"><text:span text:style-name="T2">como organizar o css</text:span>: <text:span text:style-name="T2">o meu tá uma bagunça </text:span></text:p>
      <text:p text:style-name="P1"/>
      <text:p text:style-name="P8">dúvida sobre o uso da div: uso a cada imagem? A cada paragrafo? </text:p>
      <text:p text:style-name="P10">Ela vai explicar</text:p>
      <text:p text:style-name="P1"/>
      <text:p text:style-name="P7">como deixar o menu <text:span text:style-name="T2">(me levando até a seção)</text:span> sem usar id? Já que precisa só usar 1 id <text:span text:style-name="T2">por conta do css</text:span></text:p>
      <text:p text:style-name="P10">pode ter vários id, só não pode repetir o nome</text:p>
      <text:p text:style-name="P3"/>
      <text:p text:style-name="P3">como adicionar classe na t<text:span text:style-name="T1">ag</text:span> do ícone? Porque ele já possui uma. <text:span text:style-name="T1">Consigo modificar ele (cor) </text:span><text:span text:style-name="T2">no css</text:span><text:span text:style-name="T1">?</text:span></text:p>
      <text:p text:style-name="P10">Pegar o ícone já com cor</text:p>
      <text:p text:style-name="P1"/>
      <text:p text:style-name="P9">tag figure: é uma pra cada img? Ex: utilizei uma lista ordenada com 5 imagens.</text:p>
      <text:p text:style-name="P10">Uma pra cada img</text:p>
      <text:p text:style-name="P1"/>
      <text:p text:style-name="P2">Lista ul x ol</text:p>
      <text:p text:style-name="P2"/>
      <text:p text:style-name="P2"/>
      <text:p text:style-name="P5">Inline tem a maior importância de estilização </text:p>
      <text:p text:style-name="P5"/>
      <text:p text:style-name="P5">nós recebemos um FIGMA, que é um parâmetro do que deve ser feito, ou seja, nós vamos seguindo todas as orientações que existem nesse figma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3T15:47:43.630000000</meta:creation-date>
    <dc:date>2023-10-14T10:32:08.630000000</dc:date>
    <meta:editing-duration>PT1H5M33S</meta:editing-duration>
    <meta:editing-cycles>10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15" meta:word-count="147" meta:character-count="756" meta:non-whitespace-character-count="621"/>
  </office:meta>
</office:document-meta>
</file>